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r3" style:family="presentation" style:parent-style-name="Domyślnie-title">
      <style:graphic-properties draw:fill="solid" draw:fill-color="#000000" draw:auto-grow-height="true" fo:min-height="21cm"/>
    </style:style>
    <style:style style:name="P1" style:family="paragraph">
      <style:paragraph-properties fo:margin-left="0cm" fo:margin-right="0cm" fo:line-height="150%" fo:text-indent="0cm"/>
      <style:text-properties fo:font-family="'Arial Black'" style:font-family-generic="swiss" style:font-pitch="variable"/>
    </style:style>
    <style:style style:name="P2" style:family="paragraph">
      <style:paragraph-properties fo:margin-left="0cm" fo:margin-right="0cm" fo:line-height="150%" fo:text-indent="0cm"/>
      <style:text-properties fo:color="#ffffff" fo:font-family="'Arial Black'" style:font-family-generic="swiss" style:font-pitch="variable" fo:font-size="66pt" fo:font-weight="bold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P4" style:family="paragraph">
      <style:paragraph-properties fo:margin-left="0.6cm" fo:margin-right="0cm" fo:text-indent="0cm"/>
    </style:style>
    <style:style style:name="P5" style:family="paragraph">
      <style:paragraph-properties fo:margin-left="0cm" fo:margin-right="0cm" fo:text-indent="0cm"/>
      <style:text-properties fo:font-family="'Arial Black'" style:font-family-generic="swiss" style:font-pitch="variable"/>
    </style:style>
    <style:style style:name="P6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72pt" fo:font-weight="bold"/>
    </style:style>
    <style:style style:name="P7" style:family="paragraph">
      <style:paragraph-properties fo:margin-left="0cm" fo:margin-right="0cm" fo:line-height="150%" fo:text-indent="0cm"/>
      <style:text-properties fo:color="#ffffff" fo:font-family="'Arial Black'" style:font-family-generic="swiss" style:font-pitch="variable" fo:font-size="72pt" fo:font-weight="bold"/>
    </style:style>
    <style:style style:name="P8" style:family="paragraph">
      <style:paragraph-properties fo:margin-left="0cm" fo:margin-right="0cm" fo:line-height="150%" fo:text-indent="0cm"/>
      <style:text-properties fo:color="#ffffff" fo:font-family="'Arial Black'" style:font-family-generic="swiss" style:font-pitch="variable" fo:font-size="80pt" fo:font-weight="bold"/>
    </style:style>
    <style:style style:name="T1" style:family="text">
      <style:text-properties fo:color="#ffffff" fo:font-family="'Arial Black'" style:font-family-generic="swiss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Alleluja, Alleluja,</text:span><text:span text:style-name="T1"><text:line-break/></text:span><text:span text:style-name="T1">Amen, Amen,</text:span><text:span text:style-name="T1"><text:line-break/></text:span><text:span text:style-name="T1">Alleluja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Pokłońmy się przed Nim</text:span><text:span text:style-name="T1"><text:line-break/></text:span><text:span text:style-name="T1">– On naszym Panem jest</text:span><text:span text:style-name="T1"><text:line-break/></text:span><text:span text:style-name="T1">Pokłońmy się przed Nim</text:span><text:span text:style-name="T1"><text:line-break/></text:span><text:span text:style-name="T1">– On naszym Panem j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Pokłońmy się przed Nim</text:span><text:span text:style-name="T1"><text:line-break/></text:span><text:span text:style-name="T1">– On naszym Panem</text:span><text:span text:style-name="T1"><text:line-break/></text:span><text:span text:style-name="T1">Amen, Amen, Alleluja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Alleluja, Alleluja,</text:span><text:span text:style-name="T1"><text:line-break/></text:span><text:span text:style-name="T1">Amen, Amen,</text:span><text:span text:style-name="T1"><text:line-break/></text:span><text:span text:style-name="T1">Alleluja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Radujmy się bracia</text:span><text:span text:style-name="T1"><text:line-break/></text:span><text:span text:style-name="T1">- On naszym Panem jest</text:span><text:span text:style-name="T1"><text:line-break/></text:span><text:span text:style-name="T1">Radujmy się siostry</text:span><text:span text:style-name="T1"><text:line-break/></text:span><text:span text:style-name="T1">- On naszym Panem j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Radujmy się wszyscy</text:span><text:span text:style-name="T1"><text:line-break/></text:span><text:span text:style-name="T1">- On naszym Panem</text:span><text:span text:style-name="T1"><text:line-break/></text:span><text:span text:style-name="T1">Amen, Amen, Alleluja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Alleluja, Alleluja,</text:span><text:span text:style-name="T1"><text:line-break/></text:span><text:span text:style-name="T1">Amen, Amen,</text:span><text:span text:style-name="T1"><text:line-break/></text:span><text:span text:style-name="T1">Alleluja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osyła nam Ducha</text:span><text:span text:style-name="T1"><text:line-break/></text:span><text:span text:style-name="T1">- On naszym Panem jest</text:span><text:span text:style-name="T1"><text:line-break/></text:span><text:span text:style-name="T1">Posyła nam Ducha</text:span><text:span text:style-name="T1"><text:line-break/></text:span><text:span text:style-name="T1">- On naszym Panem j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osyła nam Ducha swego</text:span><text:span text:style-name="T1"><text:line-break/></text:span><text:span text:style-name="T1">- On naszym Panem</text:span><text:span text:style-name="T1"><text:line-break/></text:span><text:span text:style-name="T1">Amen, Amen, Alleluja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Alleluja, Alleluja,</text:span><text:span text:style-name="T1"><text:line-break/></text:span><text:span text:style-name="T1">Amen, Amen,</text:span><text:span text:style-name="T1"><text:line-break/></text:span><text:span text:style-name="T1">Alleluja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>
        <office:forms form:automatic-focus="false" form:apply-design-mode="false"/>
        <draw:frame presentation:style-name="pr3" draw:text-style-name="P6" draw:layer="layout" svg:width="28cm" svg:height="21cm" svg:x="0cm" svg:y="-0.001cm" presentation:class="title" presentation:user-transformed="true">
          <draw:text-box>
            <text:p text:style-name="P5"><text:span text:style-name="T1">Chrystus do nas powróci</text:span><text:span text:style-name="T1"><text:line-break/></text:span><text:span text:style-name="T1">- On naszym Panem jest</text:span><text:span text:style-name="T1"><text:line-break/></text:span><text:span text:style-name="T1">Chrystus do nas powróci</text:span><text:span text:style-name="T1"><text:line-break/></text:span><text:span text:style-name="T1">- On naszym Pane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>
        <office:forms form:automatic-focus="false" form:apply-design-mode="false"/>
        <draw:frame presentation:style-name="pr3" draw:text-style-name="P7" draw:layer="layout" svg:width="28cm" svg:height="21cm" svg:x="0cm" svg:y="-0.001cm" presentation:class="title" presentation:user-transformed="true">
          <draw:text-box>
            <text:p text:style-name="P1"><text:span text:style-name="T1">On do nas powróci</text:span><text:span text:style-name="T1"><text:line-break/></text:span><text:span text:style-name="T1">- On naszym Panem</text:span><text:span text:style-name="T1"><text:line-break/></text:span><text:span text:style-name="T1">Amen, Amen, Alleluja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19">
        <office:forms form:automatic-focus="false" form:apply-design-mode="false"/>
        <draw:frame presentation:style-name="pr1" draw:text-style-name="P8" draw:layer="layout" svg:width="28cm" svg:height="21cm" svg:x="0cm" svg:y="0cm" presentation:class="title" presentation:user-transformed="true">
          <draw:text-box>
            <text:p text:style-name="P1"><text:span text:style-name="T1">Alleluja, Alleluja,</text:span><text:span text:style-name="T1"><text:line-break/></text:span><text:span text:style-name="T1">Amen, Amen,</text:span><text:span text:style-name="T1"><text:line-break/></text:span><text:span text:style-name="T1">Alleluja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Lucida Sans Unicode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Windows_x86 LibreOffice_project/4c82dcdd6efcd48b1d8bba66bfe1989deee49c3</meta:generator>
    <meta:creation-date>2006-03-29T14:20:31</meta:creation-date>
    <dc:date>2013-04-20T22:34:04.23</dc:date>
    <dc:language>pl-PL</dc:language>
    <meta:editing-cycles>20</meta:editing-cycles>
    <meta:editing-duration>PT36M2S</meta:editing-duration>
    <dc:creator>Ziomal Mistrz</dc:creator>
    <meta:document-statistic meta:object-count="60"/>
    <meta:user-defined meta:name="Info 1"/>
    <meta:user-defined meta:name="Info 2"/>
    <meta:user-defined meta:name="Info 3"/>
    <meta:user-defined meta:name="Info 4"/>
  </office:meta>
</office:document-meta>
</file>